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style:min-row-height="6.738cm" fo:keep-together="auto"/>
    </style:style>
    <style:style style:name="Table1.A1" style:family="table-cell">
      <style:table-cell-properties style:vertical-align="" fo:padding="0.176cm" fo:border="1pt solid #00008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nsolas" fo:font-size="18pt" fo:font-weight="bold" style:font-name-asian="Consolas1" style:font-size-asian="18pt" style:font-weight-asian="bold" style:font-name-complex="Consolas1" style:font-size-complex="18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4pt" style:font-name-asian="Consolas1" style:font-size-asian="14pt" style:font-name-complex="Consolas1" style:font-size-complex="14pt"/>
    </style:style>
    <style:style style:name="P8" style:family="paragraph" style:parent-style-name="Standard">
      <style:paragraph-properties fo:margin-left="3.81cm" fo:margin-right="0cm" fo:text-align="justify" style:justify-single-word="false" fo:text-indent="1.27cm" style:auto-text-indent="false"/>
      <style:text-properties style:font-name="Consolas" fo:font-size="14pt" style:font-name-asian="Consolas1" style:font-size-asian="14pt" style:font-name-complex="Consolas1" style:font-size-complex="14pt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1" style:family="paragraph" style:parent-style-name="Standard">
      <style:text-properties style:font-name="Calibri" fo:font-size="9pt" style:font-name-asian="Calibri1" style:font-size-asian="9pt" style:font-name-complex="Calibri1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P13" style:family="paragraph" style:parent-style-name="Standard">
      <style:paragraph-properties fo:line-height="100%" fo:text-align="justify" style:justify-single-word="false" fo:orphans="0" fo:widows="0"/>
      <style:text-properties style:font-name="Calibri" fo:font-size="14pt" officeooo:rsid="001e561e" officeooo:paragraph-rsid="001e561e" style:font-name-asian="Calibri1" style:font-size-asian="14pt" style:font-name-complex="Calibri1" style:font-size-complex="14pt"/>
    </style:style>
    <style:style style:name="P14" style:family="paragraph" style:parent-style-name="Standard" style:master-page-name="Standard">
      <style:paragraph-properties fo:text-align="justify" style:justify-single-word="false" style:page-number="1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1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17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0" style:family="paragraph" style:parent-style-name="Standard" style:list-style-name="WWNum2">
      <style:paragraph-properties fo:margin-left="2.54cm" fo:margin-right="0cm" fo:text-align="justify" style:justify-single-word="false" fo:text-indent="-0.635cm" style:auto-text-indent="false"/>
    </style:style>
    <style:style style:name="P21" style:family="paragraph" style:parent-style-name="Standard" style:list-style-name="WWNum2">
      <style:paragraph-properties fo:margin-left="2.54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2" style:family="paragraph" style:parent-style-name="Standard">
      <style:paragraph-properties fo:margin-left="3.81cm" fo:margin-right="0cm" fo:text-align="justify" style:justify-single-word="false" fo:text-indent="1.27cm" style:auto-text-indent="false"/>
      <style:text-properties style:font-name="Consolas" fo:font-size="14pt" style:font-name-asian="Consolas1" style:font-size-asian="14pt" style:font-name-complex="Consolas1" style:font-size-complex="14pt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2" style:family="text">
      <style:text-properties style:font-name="Calibri" fo:font-size="14pt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style="italic" style:font-name-asian="Calibri1" style:font-size-asian="14pt" style:font-style-asian="italic" style:font-name-complex="Calibri1" style:font-size-complex="14pt"/>
    </style:style>
    <style:style style:name="T4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5" style:family="text">
      <style:text-properties style:font-name="Consolas" fo:font-size="18pt" fo:font-weight="bold" style:font-name-asian="Consolas1" style:font-size-asian="18pt" style:font-weight-asian="bold" style:font-name-complex="Consolas1" style:font-size-complex="18pt"/>
    </style:style>
    <style:style style:name="T6" style:family="text">
      <style:text-properties style:font-name="Consolas" fo:font-size="14pt" style:font-name-asian="Consolas1" style:font-size-asian="14pt" style:font-name-complex="Consolas1" style:font-size-complex="14pt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><draw:rect text:anchor-type="as-char" style:rel-width="100%" draw:z-index="0" draw:style-name="gr1" draw:text-style-name="P23" svg:width="0.003cm" svg:height="0.054cm"><text:p/></draw:rect></text:p>
      <text:p text:style-name="P12">TP6 : polymorphisme</text:p>
      <text:p text:style-name="P3"><draw:rect text:anchor-type="as-char" style:rel-width="100%" draw:z-index="1" draw:style-name="gr1" draw:text-style-name="P23" svg:width="0.003cm" svg:height="0.054cm"><text:p/></draw:rect></text:p>
      <text:p text:style-name="P2"/>
      <text:p text:style-name="P2"/>
      <text:list xml:id="list2096512932" text:style-name="WWNum3">
        <text:list-item>
          <text:p text:style-name="P15"><text:span text:style-name="T4">Projet </text:span><text:span text:style-name="T5">surface</text:span></text:p>
        </text:list-item>
      </text:list>
      <text:p text:style-name="P5"><text:span text:style-name="T1">Recommandation</text:span><text:span text:style-name="T2"> : lisez l’ensemble du projet avant de démarrer</text:span></text:p>
      <text:p text:style-name="P5"><text:span text:style-name="T2">Vous allez créer un nouveau projet (</text:span><text:span text:style-name="T6">Projet &gt; Nouveau projet</text:span><text:span text:style-name="T2">) qui contiendra l’ensemble des classes décrites ci-dessous.</text:span></text:p>
      <text:p text:style-name="P6">Le projet, les classes, les attributs devront être commentés.</text:p>
      <text:p text:style-name="P6"/>
      <text:list xml:id="list1015634665" text:style-name="WWNum1">
        <text:list-item>
          <text:p text:style-name="P16"><text:span text:style-name="T2">Ecrivez la classe </text:span><text:span text:style-name="T6">Circle</text:span><text:span text:style-name="T2"> qui possède</text:span></text:p>
        </text:list-item>
      </text:list>
      <text:list xml:id="list1186635605" text:style-name="WWNum2">
        <text:list-item>
          <text:p text:style-name="P20"><text:span text:style-name="T2">un attribut réel </text:span><text:span text:style-name="T6">radius</text:span><text:span text:style-name="T2"> pour son rayon</text:span></text:p>
        </text:list-item>
        <text:list-item>
          <text:p text:style-name="P21">un constructeur qui prend en paramètre son rayon</text:p>
        </text:list-item>
        <text:list-item>
          <text:p text:style-name="P20"><text:span text:style-name="T2">une méthode </text:span><text:span text:style-name="T6">calculateSurface</text:span><text:span text:style-name="T2"> qui renvoie sa surface</text:span></text:p>
        </text:list-item>
        <text:list-item>
          <text:p text:style-name="P20"><text:span text:style-name="T2">une méthode </text:span><text:span text:style-name="T6">toString</text:span><text:span text:style-name="T2"> qui renvoie la chaîne de caractère suivante :</text:span></text:p>
        </text:list-item>
      </text:list>
      <text:p text:style-name="P8">cercle de surface &lt;surface&gt;</text:p>
      <text:p text:style-name="P5"><text:span text:style-name="T1">Aide</text:span><text:span text:style-name="T2"> : la constante </text:span><text:span text:style-name="T6">PI</text:span><text:span text:style-name="T2"> est définie dans l’API Java : </text:span><text:span text:style-name="T6">java.lang.Math;</text:span></text:p>
      <text:p text:style-name="P6"/>
      <text:list xml:id="list92834774302021" text:continue-list="list1015634665" text:style-name="WWNum1">
        <text:list-item>
          <text:p text:style-name="P16"><text:span text:style-name="T2">Ecrivez la classe </text:span><text:span text:style-name="T6">Rectangle</text:span><text:span text:style-name="T2"> qui possède</text:span></text:p>
        </text:list-item>
      </text:list>
      <text:list xml:id="list92835462843414" text:continue-list="list1186635605" text:style-name="WWNum2">
        <text:list-item>
          <text:p text:style-name="P20"><text:span text:style-name="T2">deux attributs réels </text:span><text:span text:style-name="T6">width</text:span><text:span text:style-name="T2"> et </text:span><text:span text:style-name="T6">height</text:span><text:span text:style-name="T2"> pour ses dimensions</text:span></text:p>
        </text:list-item>
        <text:list-item>
          <text:p text:style-name="P21">un constructeur qui prend en paramètre ses dimensions</text:p>
        </text:list-item>
        <text:list-item>
          <text:p text:style-name="P20"><text:span text:style-name="T2">une méthode </text:span><text:span text:style-name="T6">calculateSurface</text:span><text:span text:style-name="T2"> qui renvoie sa surface</text:span></text:p>
        </text:list-item>
        <text:list-item>
          <text:p text:style-name="P20"><text:span text:style-name="T2">une méthode </text:span><text:span text:style-name="T6">toString</text:span><text:span text:style-name="T2"> qui renvoie la chaîne de caractère suivante :</text:span></text:p>
        </text:list-item>
      </text:list>
      <text:p text:style-name="P8">rectangle de surface &lt;surface&gt;</text:p>
      <text:p text:style-name="P8"/>
      <text:list xml:id="list92835126035511" text:continue-list="list92834774302021" text:style-name="WWNum1">
        <text:list-item>
          <text:p text:style-name="P16"><text:span text:style-name="T2">Ecrivez la classe </text:span><text:span text:style-name="T6">Square</text:span><text:span text:style-name="T2"> en considérant qu’un carré est un rectangle de côtés égaux. (</text:span><text:span text:style-name="T1">Astuce</text:span><text:span text:style-name="T2"> : ouvrez le cours #04)</text:span></text:p>
        </text:list-item>
      </text:list>
      <text:p text:style-name="P9"/>
      <text:list xml:id="list92834879303285" text:continue-numbering="true" text:style-name="WWNum1">
        <text:list-item>
          <text:p text:style-name="P16"><text:span text:style-name="T2">Ecrivez la <text:s/>classe </text:span><text:span text:style-name="T6">Ring</text:span><text:span text:style-name="T2"> en considérant qu’un anneau est un cercle qui contient un cercle interne. Définissez ses attributs.</text:span></text:p>
        </text:list-item>
      </text:list>
      <text:p text:style-name="P9"/>
      <text:list xml:id="list92834609636341" text:continue-numbering="true" text:style-name="WWNum1">
        <text:list-item>
          <text:p text:style-name="P16"><text:soft-page-break/><text:span text:style-name="T2">Définir une classe </text:span><text:span text:style-name="T6">ShapeComposite</text:span><text:span text:style-name="T2"> qui contient une liste d’instance d’</text:span><text:span text:style-name="T6">Object</text:span><text:span text:style-name="T2">. La liste est remplie à l’aide d’une méthode d’ajout </text:span><text:span text:style-name="T6">add</text:span><text:span text:style-name="T2">.</text:span></text:p>
        </text:list-item>
      </text:list>
      <text:p text:style-name="P7"/>
      <text:list xml:id="list92835491832995" text:continue-numbering="true" text:style-name="WWNum1">
        <text:list-item>
          <text:p text:style-name="P16"><text:span text:style-name="T2">Ajoutez à la classe </text:span><text:span text:style-name="T6">ShapeComposite</text:span><text:span text:style-name="T2"> sa méthode </text:span><text:span text:style-name="T6">calculateSurface</text:span><text:span text:style-name="T2"> en considérant que la surface d’une forme composite est égale à la somme des surfaces des objets qui la composent. Ecrivez ci-dessous la méthode </text:span><text:span text:style-name="T6">calculateSurface</text:span><text:span text:style-name="T2">. Quel est le problème ?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/**</text:p>
            <text:p text:style-name="P13"><text:s text:c="5"/>* * This method allows you to print the surface of your ShapeComposite</text:p>
            <text:p text:style-name="P13"><text:s text:c="5"/>* </text:p>
            <text:p text:style-name="P13"><text:s text:c="5"/>* @param <text:s/>none</text:p>
            <text:p text:style-name="P13"><text:s text:c="5"/>* @return a beautiful double S = sum for 0 to figure.size()-1 of figures.get(i).calculateSurface()</text:p>
            <text:p text:style-name="P13"><text:s text:c="5"/>*/</text:p>
            <text:p text:style-name="P13"><text:s text:c="4"/>public double calculateSurface()</text:p>
            <text:p text:style-name="P13"><text:s text:c="4"/>{</text:p>
            <text:p text:style-name="P13"><text:s text:c="8"/>double s = 0; //surface of your SC !!!</text:p>
            <text:p text:style-name="P13"><text:s text:c="8"/>for(Object o : figures)</text:p>
            <text:p text:style-name="P13"><text:s text:c="8"/>{</text:p>
            <text:p text:style-name="P13"><text:s text:c="12"/>s += o.calculateSurface();</text:p>
            <text:p text:style-name="P13"><text:s text:c="12"/></text:p>
            <text:p text:style-name="P13"><text:s text:c="8"/>}</text:p>
            <text:p text:style-name="P13"><text:s text:c="4"/>}</text:p>
            <text:p text:style-name="P13"/>
            <text:p text:style-name="P13">Mais la classe Object n’a pas de méthode calculateSurface, ce code ne compile donc pas !!!!!!! :’(</text:p>
          </table:table-cell>
        </table:table-row>
      </table:table>
      <text:p text:style-name="P1"/>
      <text:list xml:id="list92834376522579" text:continue-numbering="true" text:style-name="WWNum1">
        <text:list-item>
          <text:p text:style-name="P17">Proposez une solution au problème précédent en dessinant un diagramme de classes.</text:p>
        </text:list-item>
      </text:list>
      <text:p text:style-name="P9"/>
      <text:list xml:id="list92834180878514" text:continue-numbering="true" text:style-name="WWNum1">
        <text:list-item>
          <text:p text:style-name="P17">Implémentez votre solution (et faites la validez).</text:p>
        </text:list-item>
      </text:list>
      <text:p text:style-name="P9"/>
      <text:list xml:id="list92833532853922" text:continue-numbering="true" text:style-name="WWNum1">
        <text:list-item>
          <text:p text:style-name="P16"><text:span text:style-name="T2">Modifiez votre code source pour que la méthode </text:span><text:span text:style-name="T6">toString</text:span><text:span text:style-name="T2"> soit commune à tous les types de figures. La méthode </text:span><text:span text:style-name="T6">toString</text:span><text:span text:style-name="T2"> sera ainsi supprimée des classes de figures (</text:span><text:span text:style-name="T6">Ring</text:span><text:span text:style-name="T2">, </text:span><text:span text:style-name="T6">Rectangle</text:span><text:span text:style-name="T2">, </text:span><text:span text:style-name="T3">etc.</text:span><text:span text:style-name="T2">).</text:span></text:p>
        </text:list-item>
      </text:list>
      <text:p text:style-name="P9"/>
      <text:p text:style-name="P19"><text:soft-page-break/>Pour aller plus loin</text:p>
      <text:list xml:id="list92835444176607" text:continue-numbering="true" text:style-name="WWNum1">
        <text:list-item>
          <text:p text:style-name="P16"><text:span text:style-name="T2"><text:s/>Ajoutez à la classe </text:span><text:span text:style-name="T6">ShapeComposite</text:span><text:span text:style-name="T2"> une méthode </text:span><text:span text:style-name="T6">toString</text:span><text:span text:style-name="T2"> qui permettra l’affichage de l’ensemble des surfaces qui la composent.</text:span></text:p>
        </text:list-item>
      </text:list>
      <text:p text:style-name="P9"/>
      <text:list xml:id="list92833825412402" text:continue-numbering="true" text:style-name="WWNum1">
        <text:list-item>
          <text:p text:style-name="P16"><text:span text:style-name="T2"><text:s/>Ajoutez <text:s/>à la classe </text:span><text:span text:style-name="T6">ShapeComposite</text:span><text:span text:style-name="T2"> une méthode </text:span><text:span text:style-name="T6">findAllFigures</text:span><text:span text:style-name="T2"> qui retourne la liste des figures pour un type de figure donné.</text:span></text:p>
        </text:list-item>
      </text:list>
      <text:p text:style-name="P10"/>
      <text:list xml:id="list92834624179068" text:continue-numbering="true" text:style-name="WWNum1">
        <text:list-item>
          <text:p text:style-name="P16"><text:span text:style-name="T2">Ajoutez à la classe </text:span><text:span text:style-name="T6">ShapeComposite </text:span><text:span text:style-name="T2">une méthode </text:span><text:span text:style-name="T6">printInfoPerFigure</text:span><text:span text:style-name="T2"> qui affiche le nombre de figures par type (</text:span><text:span text:style-name="T6">Ring</text:span><text:span text:style-name="T2">, </text:span><text:span text:style-name="T6">Rectangle</text:span><text:span text:style-name="T2">, </text:span><text:span text:style-name="T3">etc.</text:span><text:span text:style-name="T2">) ainsi que leur surface totale.</text:span>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8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alibri" fo:font-size="9pt" style:font-name-asian="Calibri1" style:font-size-asian="9pt" style:font-name-complex="Calibri1" style:font-size-complex="9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a Programmation Orientée Objet - UBS/MIS L2<text:tab/><text:tab/><text:tab/><text:tab/><text:tab/>2019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11-21T09:28:33.282126340</dc:date>
    <meta:editing-duration>PT20M13S</meta:editing-duration>
    <meta:editing-cycles>1</meta:editing-cycles>
    <meta:document-statistic meta:table-count="1" meta:image-count="0" meta:object-count="0" meta:page-count="3" meta:paragraph-count="48" meta:word-count="456" meta:character-count="2889" meta:non-whitespace-character-count="2396"/>
  </office:meta>
</office:document-meta>
</file>